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Builds" table:style-name="ta1">
        <table:table-row>
          <table:table-cell office:value-type="string">
            <text:p>id</text:p>
          </table:table-cell>
          <table:table-cell office:value-type="string">
            <text:p>moves</text:p>
          </table:table-cell>
          <table:table-cell office:value-type="string">
            <text:p>pokemon</text:p>
          </table:table-cell>
          <table:table-cell office:value-type="string">
            <text:p>item</text:p>
          </table:table-cell>
          <table:table-cell office:value-type="string">
            <text:p>version</text:p>
          </table:table-cell>
          <table:table-cell office:value-type="string">
            <text:p>ability</text:p>
          </table:table-cell>
          <table:table-cell office:value-type="string">
            <text:p>evs</text:p>
          </table:table-cell>
          <table:table-cell office:value-type="string">
            <text:p>teraType</text:p>
          </table:table-cell>
          <table:table-cell office:value-type="string">
            <text:p>nature</text:p>
          </table:table-cell>
        </table:table-row>
        <table:table-row>
          <table:table-cell office:value-type="string">
            <text:p>colmillolargo-standard</text:p>
          </table:table-cell>
          <table:table-cell office:value-type="string">
            <text:p>Arremetida|A bocajarro|Giro Rápido|Pirueta Helada</text:p>
          </table:table-cell>
          <table:table-cell office:value-type="string">
            <text:p>colmillolargo</text:p>
          </table:table-cell>
          <table:table-cell office:value-type="string">
            <text:p>Botas gruesas</text:p>
          </table:table-cell>
          <table:table-cell office:value-type="string">
            <text:p>Standard</text:p>
          </table:table-cell>
          <table:table-cell office:value-type="string">
            <text:p>Paleosíntesis</text:p>
          </table:table-cell>
          <table:table-cell office:value-type="string">
            <text:p>252 Ata / 4 Def / 252 Vel</text:p>
          </table:table-cell>
          <table:table-cell office:value-type="string">
            <text:p>Agua</text:p>
          </table:table-cell>
          <table:table-cell office:value-type="string">
            <text:p>Alegre</text:p>
          </table:table-cell>
        </table:table-row>
        <table:table-row>
          <table:table-cell office:value-type="string">
            <text:p>deoxysvelocidad-standard</text:p>
          </table:table-cell>
          <table:table-cell office:value-type="string">
            <text:p>Trampa rocas|Púas|Onda trueno|Desarme</text:p>
          </table:table-cell>
          <table:table-cell office:value-type="string">
            <text:p>deoxysvelocidad</text:p>
          </table:table-cell>
          <table:table-cell office:value-type="string">
            <text:p>Banda focus</text:p>
          </table:table-cell>
          <table:table-cell office:value-type="string">
            <text:p>Standard</text:p>
          </table:table-cell>
          <table:table-cell office:value-type="string">
            <text:p>Presión</text:p>
          </table:table-cell>
          <table:table-cell office:value-type="string">
            <text:p>252 Ata / 4 Def / 252 Vel</text:p>
          </table:table-cell>
          <table:table-cell office:value-type="string">
            <text:p>Siniestro</text:p>
          </table:table-cell>
          <table:table-cell office:value-type="string">
            <text:p>Tímida</text:p>
          </table:table-cell>
        </table:table-row>
        <table:table-row>
          <table:table-cell office:value-type="string">
            <text:p>dragapult-standard</text:p>
          </table:table-cell>
          <table:table-cell office:value-type="string">
            <text:p>Draco-Flechas|Golpe Fantasma|Ida y Vuelta|Golpe Bajo</text:p>
          </table:table-cell>
          <table:table-cell office:value-type="string">
            <text:p>dragapult</text:p>
          </table:table-cell>
          <table:table-cell office:value-type="string">
            <text:p>Cinta Elección</text:p>
          </table:table-cell>
          <table:table-cell office:value-type="string">
            <text:p>Standard</text:p>
          </table:table-cell>
          <table:table-cell office:value-type="string">
            <text:p>Cuerpo Puro</text:p>
          </table:table-cell>
          <table:table-cell office:value-type="string">
            <text:p>252 Ata / 4 Def / 252 Vel</text:p>
          </table:table-cell>
          <table:table-cell office:value-type="string">
            <text:p>Dragón</text:p>
          </table:table-cell>
          <table:table-cell office:value-type="string">
            <text:p>Alegre</text:p>
          </table:table-cell>
        </table:table-row>
        <table:table-row>
          <table:table-cell office:value-type="string">
            <text:p>electrofuria-standard</text:p>
          </table:table-cell>
          <table:table-cell office:value-type="string">
            <text:p>Relámpago súbito|Pulso Dragón|Voltiocambio|Paz Mental</text:p>
          </table:table-cell>
          <table:table-cell office:value-type="string">
            <text:p>electrofuria</text:p>
          </table:table-cell>
          <table:table-cell office:value-type="string">
            <text:p>Restos</text:p>
          </table:table-cell>
          <table:table-cell office:value-type="string">
            <text:p>Standard</text:p>
          </table:table-cell>
          <table:table-cell office:value-type="string">
            <text:p>Paleosíntesis</text:p>
          </table:table-cell>
          <table:table-cell office:value-type="string">
            <text:p>252 PS / 252 SpA / 4 SpD</text:p>
          </table:table-cell>
          <table:table-cell office:value-type="string">
            <text:p>Eléctrico</text:p>
          </table:table-cell>
          <table:table-cell office:value-type="string">
            <text:p>Modesta</text:p>
          </table:table-cell>
        </table:table-row>
        <table:table-row>
          <table:table-cell office:value-type="string">
            <text:p>garchomp-atacante-físico</text:p>
          </table:table-cell>
          <table:table-cell office:value-type="string">
            <text:p>Terremoto|Ráfaga escamas|Danza espada|Colmillo ígneo</text:p>
          </table:table-cell>
          <table:table-cell office:value-type="string">
            <text:p>garchomp</text:p>
          </table:table-cell>
          <table:table-cell office:value-type="string">
            <text:p>Dado trucado</text:p>
          </table:table-cell>
          <table:table-cell office:value-type="string">
            <text:p>Atacante físico</text:p>
          </table:table-cell>
          <table:table-cell office:value-type="string">
            <text:p>Piel tosca</text:p>
          </table:table-cell>
          <table:table-cell office:value-type="string">
            <text:p>252 Ata / 4 Def / 252 Vel</text:p>
          </table:table-cell>
          <table:table-cell office:value-type="string">
            <text:p>Dragón / Tierra</text:p>
          </table:table-cell>
          <table:table-cell office:value-type="string">
            <text:p>Alegre</text:p>
          </table:table-cell>
        </table:table-row>
        <table:table-row>
          <table:table-cell office:value-type="string">
            <text:p>garchomp-defensivo-físico</text:p>
          </table:table-cell>
          <table:table-cell office:value-type="string">
            <text:p>Terremoto|Cola dragón|Trampa rocas|Púas</text:p>
          </table:table-cell>
          <table:table-cell office:value-type="string">
            <text:p>garchomp</text:p>
          </table:table-cell>
          <table:table-cell office:value-type="string">
            <text:p>Casco dentado</text:p>
          </table:table-cell>
          <table:table-cell office:value-type="string">
            <text:p>Defensivo físico</text:p>
          </table:table-cell>
          <table:table-cell office:value-type="string">
            <text:p>Piel tosca</text:p>
          </table:table-cell>
          <table:table-cell office:value-type="string">
            <text:p>252 PS / 4 Ata / 252 Def</text:p>
          </table:table-cell>
          <table:table-cell office:value-type="string">
            <text:p>Acero</text:p>
          </table:table-cell>
          <table:table-cell office:value-type="string">
            <text:p>Agitada</text:p>
          </table:table-cell>
        </table:table-row>
        <table:table-row>
          <table:table-cell office:value-type="string">
            <text:p>garchomp-pañuelo-elegido</text:p>
          </table:table-cell>
          <table:table-cell office:value-type="string">
            <text:p>Garra dragón|Terremoto|Roca afilada / Avalancha|Hidroariete</text:p>
          </table:table-cell>
          <table:table-cell office:value-type="string">
            <text:p>garchomp</text:p>
          </table:table-cell>
          <table:table-cell office:value-type="string">
            <text:p>Pañuelo elegido</text:p>
          </table:table-cell>
          <table:table-cell office:value-type="string">
            <text:p>Pañuelo elegido</text:p>
          </table:table-cell>
          <table:table-cell office:value-type="string">
            <text:p>Piel tosca</text:p>
          </table:table-cell>
          <table:table-cell office:value-type="string">
            <text:p>252 Ata / 4 SpD / 252 Vel</text:p>
          </table:table-cell>
          <table:table-cell office:value-type="string">
            <text:p>Dragón / Tierra / Agua</text:p>
          </table:table-cell>
          <table:table-cell office:value-type="string">
            <text:p>Alegre</text:p>
          </table:table-cell>
        </table:table-row>
        <table:table-row>
          <table:table-cell office:value-type="string">
            <text:p>gholdengo-standard</text:p>
          </table:table-cell>
          <table:table-cell office:value-type="string">
            <text:p>Fiebre Dorada|Bola Sombra|Brillo Mágico|Recuperación</text:p>
          </table:table-cell>
          <table:table-cell office:value-type="string">
            <text:p>gholdengo</text:p>
          </table:table-cell>
          <table:table-cell office:value-type="string">
            <text:p>Globo Helio</text:p>
          </table:table-cell>
          <table:table-cell office:value-type="string">
            <text:p>Standard</text:p>
          </table:table-cell>
          <table:table-cell office:value-type="string">
            <text:p>Cuerpo Áureo</text:p>
          </table:table-cell>
          <table:table-cell office:value-type="string">
            <text:p>252 SpA / 4 SpD / 252 Vel</text:p>
          </table:table-cell>
          <table:table-cell office:value-type="string">
            <text:p>Acero</text:p>
          </table:table-cell>
          <table:table-cell office:value-type="string">
            <text:p>Miedosa</text:p>
          </table:table-cell>
        </table:table-row>
        <table:table-row>
          <table:table-cell office:value-type="string">
            <text:p>gliscor-standard</text:p>
          </table:table-cell>
          <table:table-cell office:value-type="string">
            <text:p>Terremoto|Protección|Tóxico|Púas / Trampa rocas</text:p>
          </table:table-cell>
          <table:table-cell office:value-type="string">
            <text:p>gliscor</text:p>
          </table:table-cell>
          <table:table-cell office:value-type="string">
            <text:p>Toxisfera</text:p>
          </table:table-cell>
          <table:table-cell office:value-type="string">
            <text:p>Standard</text:p>
          </table:table-cell>
          <table:table-cell office:value-type="string">
            <text:p>Antídoto</text:p>
          </table:table-cell>
          <table:table-cell office:value-type="string">
            <text:p>252 PS / 184 Def / 72 Vel</text:p>
          </table:table-cell>
          <table:table-cell office:value-type="string">
            <text:p>Agua</text:p>
          </table:table-cell>
          <table:table-cell office:value-type="string">
            <text:p>Agitada</text:p>
          </table:table-cell>
        </table:table-row>
        <table:table-row>
          <table:table-cell office:value-type="string">
            <text:p>kingambit-standard</text:p>
          </table:table-cell>
          <table:table-cell office:value-type="string">
            <text:p>Genufendiente|Golpe Bajo|Cabeza de Hierro|Danza Espada</text:p>
          </table:table-cell>
          <table:table-cell office:value-type="string">
            <text:p>kingambit</text:p>
          </table:table-cell>
          <table:table-cell office:value-type="string">
            <text:p>Globo helio</text:p>
          </table:table-cell>
          <table:table-cell office:value-type="string">
            <text:p>Standard</text:p>
          </table:table-cell>
          <table:table-cell office:value-type="string">
            <text:p>General supremo</text:p>
          </table:table-cell>
          <table:table-cell office:value-type="string">
            <text:p>252 PS / 252 Ata / 4 Def</text:p>
          </table:table-cell>
          <table:table-cell office:value-type="string">
            <text:p>Fantasma</text:p>
          </table:table-cell>
          <table:table-cell office:value-type="string">
            <text:p>Firme</text:p>
          </table:table-cell>
        </table:table-row>
        <table:table-row>
          <table:table-cell office:value-type="string">
            <text:p>kyurem-scarf</text:p>
          </table:table-cell>
          <table:table-cell office:value-type="string">
            <text:p>Rayo hielo / Ventisca|Cometa draco|Liofilización|Tierra viva</text:p>
          </table:table-cell>
          <table:table-cell office:value-type="string">
            <text:p>kyurem</text:p>
          </table:table-cell>
          <table:table-cell office:value-type="string">
            <text:p>Pañuelo elegido</text:p>
          </table:table-cell>
          <table:table-cell office:value-type="string">
            <text:p>Scarf</text:p>
          </table:table-cell>
          <table:table-cell office:value-type="string">
            <text:p>Presión</text:p>
          </table:table-cell>
          <table:table-cell office:value-type="string">
            <text:p>4 PS / 252 Spa / 252 Vel</text:p>
          </table:table-cell>
          <table:table-cell office:value-type="string">
            <text:p>Dragón / Tierra</text:p>
          </table:table-cell>
          <table:table-cell office:value-type="string">
            <text:p>Modes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